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end="Arrow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5" style:family="graphic" style:parent-style-name="standard">
      <style:graphic-properties svg:stroke-width="0.02cm" draw:marker-end="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solid" draw:stroke-dash="Dash_20_1" svg:stroke-width="0.02cm" draw:marker-start="Arrow" draw:marker-start-width="0.2cm" draw:marker-end="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7" style:family="graphic" style:parent-style-name="standard">
      <style:graphic-properties draw:stroke="dash" draw:stroke-dash="Ultrafine_20_Dashed" svg:stroke-width="0.02cm" draw:marker-end="Arrow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draw:stroke="dash" draw:stroke-dash="Ultrafine_20_Dashed" svg:stroke-width="0.02cm" draw:marker-end="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9" style:family="graphic" style:parent-style-name="standard">
      <style:graphic-properties draw:fill-color="#000000"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draw:fill="none" fo:min-height="0.82cm"/>
    </style:style>
    <style:style style:name="P1" style:family="paragraph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14pt" style:font-size-asian="14pt" style:font-size-complex="14pt"/>
    </style:style>
    <style:style style:name="P4" style:family="paragraph">
      <style:paragraph-properties fo:text-align="center"/>
    </style:style>
    <style:style style:name="T1" style:family="text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2" style:family="text">
      <style:text-properties fo:font-family="'Times New Roman'" style:font-family-generic="roman" style:font-pitch="variable" fo:font-size="14pt" style:font-size-asian="14pt" style:font-size-complex="14pt"/>
    </style:style>
    <style:style style:name="T3" style:family="text">
      <style:text-properties fo:font-family="'Times New Roman'" style:font-style-name="Обычный" style:font-family-generic="roman" style:font-pitch="variable" fo:font-size="16pt" fo:font-style="italic" style:font-family-asian="'Times New Roman'" style:font-style-name-asian="Обычный" style:font-family-generic-asian="roman" style:font-pitch-asian="variable" style:font-size-asian="16pt" style:font-style-asian="italic" style:font-family-complex="'Times New Roman'" style:font-style-name-complex="Обычный" style:font-family-generic-complex="roman" style:font-pitch-complex="variable" style:font-size-complex="16pt" style:font-style-complex="italic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g>
            <draw:frame draw:style-name="gr1" draw:text-style-name="P1" draw:layer="layout" svg:width="0.722cm" svg:height="0.928cm" svg:x="1.95cm" svg:y="3.801cm">
              <draw:text-box>
                <text:p><text:span text:style-name="T1">r</text:span></text:p>
              </draw:text-box>
            </draw:frame>
            <draw:custom-shape draw:style-name="gr2" draw:text-style-name="P3" draw:layer="layout" svg:width="2cm" svg:height="1cm" svg:x="4.801cm" svg:y="3.2cm">
              <text:p text:style-name="P2"><text:span text:style-name="T2">НС-Р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2" draw:text-style-name="P3" draw:layer="layout" svg:width="2cm" svg:height="1cm" svg:x="8.401cm" svg:y="3.2cm">
              <text:p text:style-name="P2"><text:span text:style-name="T2">Объект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line draw:style-name="gr3" draw:text-style-name="P4" draw:layer="layout" svg:x1="2.801cm" svg:y1="3.4cm" svg:x2="4.801cm" svg:y2="3.4cm">
              <text:p/>
            </draw:line>
            <draw:custom-shape draw:style-name="gr4" draw:text-style-name="P4" draw:layer="layout" svg:width="0.4cm" svg:height="0.4cm" svg:x="11.2cm" svg:y="3.5cm">
              <text:p/>
  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  </draw:custom-shape>
            <draw:line draw:style-name="gr3" draw:text-style-name="P4" draw:layer="layout" svg:x1="3.801cm" svg:y1="4cm" svg:x2="4.801cm" svg:y2="4cm">
              <text:p/>
            </draw:line>
            <draw:line draw:style-name="gr3" draw:text-style-name="P4" draw:layer="layout" svg:x1="2.2cm" svg:y1="4cm" svg:x2="3.4cm" svg:y2="4cm">
              <text:p/>
            </draw:line>
            <draw:line draw:style-name="gr5" draw:text-style-name="P4" draw:layer="layout" svg:x1="2.8cm" svg:y1="3.4cm" svg:x2="2.8cm" svg:y2="4cm">
              <text:p/>
            </draw:line>
            <draw:line draw:style-name="gr3" draw:text-style-name="P4" draw:layer="layout" svg:x1="6.801cm" svg:y1="3.7cm" svg:x2="8.401cm" svg:y2="3.7cm">
              <text:p/>
            </draw:line>
            <draw:line draw:style-name="gr3" draw:text-style-name="P4" draw:layer="layout" svg:x1="10.401cm" svg:y1="3.7cm" svg:x2="11.201cm" svg:y2="3.7cm">
              <text:p/>
            </draw:line>
            <draw:line draw:style-name="gr3" draw:text-style-name="P4" draw:layer="layout" svg:x1="11.401cm" svg:y1="4.55cm" svg:x2="11.401cm" svg:y2="3.9cm">
              <text:p/>
            </draw:line>
            <draw:line draw:style-name="gr5" draw:text-style-name="P4" draw:layer="layout" svg:x1="11.601cm" svg:y1="3.7cm" svg:x2="12.201cm" svg:y2="3.7cm">
              <text:p/>
            </draw:line>
            <draw:line draw:style-name="gr6" draw:text-style-name="P4" draw:layer="layout" svg:x1="12.2cm" svg:y1="5.2cm" svg:x2="12.201cm" svg:y2="3.7cm">
              <text:p/>
            </draw:line>
            <draw:line draw:style-name="gr5" draw:text-style-name="P4" draw:layer="layout" svg:x1="8.05cm" svg:y1="5.2cm" svg:x2="3.601cm" svg:y2="5.2cm">
              <text:p/>
            </draw:line>
            <draw:line draw:style-name="gr3" draw:text-style-name="P4" draw:layer="layout" svg:x1="3.6cm" svg:y1="5.2cm" svg:x2="3.601cm" svg:y2="4.2cm">
              <text:p/>
            </draw:line>
            <draw:custom-shape draw:style-name="gr2" draw:text-style-name="P3" draw:layer="layout" svg:width="2cm" svg:height="1cm" svg:x="8.401cm" svg:y="1.8cm">
              <text:p text:style-name="P2"><text:span text:style-name="T2">НС-О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line draw:style-name="gr3" draw:text-style-name="P4" draw:layer="layout" svg:x1="12.201cm" svg:y1="3.7cm" svg:x2="12.2cm" svg:y2="2.5cm">
              <text:p/>
            </draw:line>
            <draw:line draw:style-name="gr3" draw:text-style-name="P4" draw:layer="layout" svg:x1="10.401cm" svg:y1="2.3cm" svg:x2="12.001cm" svg:y2="2.3cm">
              <text:p/>
            </draw:line>
            <draw:line draw:style-name="gr3" draw:text-style-name="P4" draw:layer="layout" svg:x1="7.201cm" svg:y1="2cm" svg:x2="8.401cm" svg:y2="2cm">
              <text:p/>
            </draw:line>
            <draw:line draw:style-name="gr5" draw:text-style-name="P4" draw:layer="layout" svg:x1="7.2cm" svg:y1="2cm" svg:x2="7.2cm" svg:y2="3.7cm">
              <text:p/>
            </draw:line>
            <draw:line draw:style-name="gr3" draw:text-style-name="P4" draw:layer="layout" svg:x1="12.201cm" svg:y1="5.2cm" svg:x2="7.801cm" svg:y2="5.2cm">
              <text:p/>
            </draw:line>
            <draw:line draw:style-name="gr3" draw:text-style-name="P4" draw:layer="layout" svg:x1="7.5cm" svg:y1="2.6cm" svg:x2="8.4cm" svg:y2="2.6cm">
              <text:p/>
            </draw:line>
            <draw:line draw:style-name="gr3" draw:text-style-name="P4" draw:layer="layout" svg:x1="12.2cm" svg:y1="3cm" svg:x2="8.6cm" svg:y2="3cm">
              <text:p/>
            </draw:line>
            <draw:line draw:style-name="gr5" draw:text-style-name="P4" draw:layer="layout" svg:x1="8.701cm" svg:y1="3cm" svg:x2="7.501cm" svg:y2="3cm">
              <text:p/>
            </draw:line>
            <draw:line draw:style-name="gr5" draw:text-style-name="P4" draw:layer="layout" svg:x1="7.501cm" svg:y1="2.6cm" svg:x2="7.501cm" svg:y2="3cm">
              <text:p/>
            </draw:line>
            <draw:line draw:style-name="gr3" draw:text-style-name="P4" draw:layer="layout" svg:x1="4cm" svg:y1="5.6cm" svg:x2="7.7cm" svg:y2="5.6cm">
              <text:p/>
            </draw:line>
            <draw:line draw:style-name="gr5" draw:text-style-name="P4" draw:layer="layout" svg:x1="13cm" svg:y1="5.6cm" svg:x2="7.602cm" svg:y2="5.6cm">
              <text:p/>
            </draw:line>
            <draw:line draw:style-name="gr3" draw:text-style-name="P4" draw:layer="layout" svg:x1="10.401cm" svg:y1="3.7cm" svg:x2="11.201cm" svg:y2="3.7cm">
              <text:p/>
            </draw:line>
            <draw:line draw:style-name="gr3" draw:text-style-name="P4" draw:layer="layout" svg:x1="12.4cm" svg:y1="2.3cm" svg:x2="13cm" svg:y2="2.3cm">
              <text:p/>
            </draw:line>
            <draw:line draw:style-name="gr7" draw:text-style-name="P4" draw:layer="layout" svg:x1="9.25cm" svg:y1="2.6cm" svg:x2="6.8cm" svg:y2="3.5cm">
              <text:p/>
            </draw:line>
            <draw:line draw:style-name="gr8" draw:text-style-name="P4" draw:layer="layout" svg:x1="9.25cm" svg:y1="2.6cm" svg:x2="10.6cm" svg:y2="2.6cm">
              <text:p/>
            </draw:line>
            <draw:g>
              <draw:custom-shape draw:style-name="gr4" draw:text-style-name="P4" draw:layer="layout" svg:width="0.4cm" svg:height="0.4cm" draw:transform="rotate (-1.57079632679579) translate (12.4cm 2.1cm)">
                <text:p/>
                <draw:enhanced-geometry svg:viewBox="0 0 21600 21600" draw:mirror-horizontal="false" draw:mirror-vertical="true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    </draw:custom-shape>
              <draw:custom-shape draw:style-name="gr9" draw:text-style-name="P4" draw:layer="layout" svg:width="0.4cm" svg:height="0.4cm" draw:transform="rotate (-1.57079632679579) translate (12.4cm 2.101cm)">
                <text:p/>
                <draw:enhanced-geometry draw:mirror-horizontal="false" draw:mirror-vertical="true" draw:glue-point-type="segments" draw:type="mso-spt100" draw:modifiers="132.341747765317 41.9977274121156" draw:enhanced-path="V 0 0 21600 21600 ?f5 ?f7 ?f1 ?f3 L 10800 10800 Z N">
                  <draw:equation draw:name="f0" draw:formula="10800*cos($0 *(pi/180))"/>
                  <draw:equation draw:name="f1" draw:formula="?f0 +10800"/>
                  <draw:equation draw:name="f2" draw:formula="10800*sin($0 *(pi/180))"/>
                  <draw:equation draw:name="f3" draw:formula="?f2 +10800"/>
                  <draw:equation draw:name="f4" draw:formula="10800*cos($1 *(pi/180))"/>
                  <draw:equation draw:name="f5" draw:formula="?f4 +10800"/>
                  <draw:equation draw:name="f6" draw:formula="10800*sin($1 *(pi/180))"/>
                  <draw:equation draw:name="f7" draw:formula="?f6 +10800"/>
                  <draw:handle draw:handle-position="10800 $0" draw:handle-polar="10800 10800" draw:handle-radius-range-minimum="10800" draw:handle-radius-range-maximum="10800"/>
                  <draw:handle draw:handle-position="10800 $1" draw:handle-polar="10800 10800" draw:handle-radius-range-minimum="10800" draw:handle-radius-range-maximum="10800"/>
                </draw:enhanced-geometry>
              </draw:custom-shape>
            </draw:g>
            <draw:g>
              <draw:custom-shape draw:style-name="gr4" draw:text-style-name="P4" draw:layer="layout" svg:width="0.4cm" svg:height="0.4cm" svg:x="3.4cm" svg:y="3.8cm">
                <text:p/>
    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    </draw:custom-shape>
              <draw:custom-shape draw:style-name="gr9" draw:text-style-name="P4" draw:layer="layout" svg:width="0.4cm" svg:height="0.4cm" svg:x="3.399cm" svg:y="3.8cm">
                <text:p/>
                <draw:enhanced-geometry draw:glue-point-type="segments" draw:type="mso-spt100" draw:modifiers="132.341747765317 41.9977274121156" draw:enhanced-path="V 0 0 21600 21600 ?f5 ?f7 ?f1 ?f3 L 10800 10800 Z N">
                  <draw:equation draw:name="f0" draw:formula="10800*cos($0 *(pi/180))"/>
                  <draw:equation draw:name="f1" draw:formula="?f0 +10800"/>
                  <draw:equation draw:name="f2" draw:formula="10800*sin($0 *(pi/180))"/>
                  <draw:equation draw:name="f3" draw:formula="?f2 +10800"/>
                  <draw:equation draw:name="f4" draw:formula="10800*cos($1 *(pi/180))"/>
                  <draw:equation draw:name="f5" draw:formula="?f4 +10800"/>
                  <draw:equation draw:name="f6" draw:formula="10800*sin($1 *(pi/180))"/>
                  <draw:equation draw:name="f7" draw:formula="?f6 +10800"/>
                  <draw:handle draw:handle-position="10800 $0" draw:handle-polar="10800 10800" draw:handle-radius-range-minimum="10800" draw:handle-radius-range-maximum="10800"/>
                  <draw:handle draw:handle-position="10800 $1" draw:handle-polar="10800 10800" draw:handle-radius-range-minimum="10800" draw:handle-radius-range-maximum="10800"/>
                </draw:enhanced-geometry>
              </draw:custom-shape>
            </draw:g>
            <draw:frame draw:style-name="gr1" draw:text-style-name="P1" draw:layer="layout" svg:width="0.786cm" svg:height="0.928cm" svg:x="6.77cm" svg:y="3.501cm">
              <draw:text-box>
                <text:p><text:span text:style-name="T1">u</text:span></text:p>
              </draw:text-box>
            </draw:frame>
            <draw:frame draw:style-name="gr1" draw:text-style-name="P1" draw:layer="layout" svg:width="0.752cm" svg:height="0.928cm" svg:x="3.9cm" svg:y="3.801cm">
              <draw:text-box>
                <text:p><text:span text:style-name="T1">e</text:span></text:p>
              </draw:text-box>
            </draw:frame>
            <draw:frame draw:style-name="gr1" draw:text-style-name="P1" draw:layer="layout" svg:width="0.786cm" svg:height="0.928cm" svg:x="11.02cm" svg:y="4.351cm">
              <draw:text-box>
                <text:p><text:span text:style-name="T1">n</text:span></text:p>
              </draw:text-box>
            </draw:frame>
            <draw:frame draw:style-name="gr1" draw:text-style-name="P1" draw:layer="layout" svg:width="0.752cm" svg:height="0.928cm" svg:x="11.5cm" svg:y="3.432cm">
              <draw:text-box>
                <text:p><text:span text:style-name="T1">y</text:span></text:p>
              </draw:text-box>
            </draw:frame>
            <draw:frame draw:style-name="gr10" draw:layer="layout" svg:width="0.896cm" svg:height="1.07cm" svg:x="11.104cm" svg:y="2.081cm">
              <draw:text-box>
                <text:p><text:span text:style-name="T3">ŷ</text:span></text:p>
              </draw:text-box>
            </draw:frame>
            <draw:custom-shape draw:style-name="gr2" draw:text-style-name="P3" draw:layer="layout" svg:width="3.4cm" svg:height="1.8cm" svg:x="13cm" svg:y="4cm">
              <text:p text:style-name="P2"><text:span text:style-name="T2">Косвенное</text:span></text:p>
              <text:p text:style-name="P2"><text:span text:style-name="T2">обучение НС-Р</text:span></text:p>
              <text:p text:style-name="P2"><text:span text:style-name="T2">через НС-О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2" draw:text-style-name="P3" draw:layer="layout" svg:width="3.4cm" svg:height="1.2cm" svg:x="13cm" svg:y="1.6cm">
              <text:p text:style-name="P2"><text:span text:style-name="T2">Прямое обу-</text:span></text:p>
              <text:p text:style-name="P2"><text:span text:style-name="T2">чение НС-О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line draw:style-name="gr7" draw:text-style-name="P4" draw:layer="layout" svg:x1="13cm" svg:y1="1.95cm" svg:x2="10.4cm" svg:y2="1.95cm">
              <text:p/>
            </draw:line>
            <draw:line draw:style-name="gr5" draw:text-style-name="P4" draw:layer="layout" svg:x1="4cm" svg:y1="4cm" svg:x2="4cm" svg:y2="5.6cm">
              <text:p/>
            </draw:line>
            <draw:line draw:style-name="gr6" draw:text-style-name="P4" draw:layer="layout" svg:x1="4cm" svg:y1="5.05cm" svg:x2="4cm" svg:y2="4cm">
              <text:p/>
            </draw:line>
            <draw:line draw:style-name="gr8" draw:text-style-name="P4" draw:layer="layout" svg:x1="13.4cm" svg:y1="4cm" svg:x2="10.6cm" svg:y2="2.6cm">
              <text:p/>
            </draw:line>
            <draw:frame draw:style-name="gr1" draw:text-style-name="P1" draw:layer="layout" svg:width="0.786cm" svg:height="0.928cm" svg:x="12.114cm" svg:y="2.1cm">
              <draw:text-box>
                <text:p><text:span text:style-name="T1">d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Dash_20_1" draw:display-name="Dash 1" draw:style="rect" draw:dots1="1" draw:dots1-length="0.05cm" draw:dots2="1" draw:dots2-length="0.05cm" draw:distance="0.05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9-24T00:32:20</meta:creation-date>
    <dc:date>2011-01-01T11:08:08</dc:date>
    <meta:editing-duration>PT06H15M50S</meta:editing-duration>
    <meta:editing-cycles>15</meta:editing-cycles>
    <meta:generator>OpenOffice.org/3.2$Unix OpenOffice.org_project/320m12$Build-9483</meta:generator>
    <meta:document-statistic meta:object-count="51"/>
  </office:meta>
</office:document-meta>
</file>